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092906594" calcext:value-type="float">
            <text:p>1,092906594</text:p>
          </table:table-cell>
          <table:table-cell office:value-type="float" office:value="0.5775811076" calcext:value-type="float">
            <text:p>0,5775811076</text:p>
          </table:table-cell>
          <table:table-cell office:value-type="float" office:value="0.001211446477" calcext:value-type="float">
            <text:p>0,0012114465</text:p>
          </table:table-cell>
          <table:table-cell office:value-type="float" office:value="0.0001637089881" calcext:value-type="float">
            <text:p>0,0001637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47" calcext:value-type="float">
            <text:p>15847</text:p>
          </table:table-cell>
          <table:table-cell office:value-type="float" office:value="1.088932037" calcext:value-type="float">
            <text:p>1,088932037</text:p>
          </table:table-cell>
          <table:table-cell office:value-type="float" office:value="0.5880917907" calcext:value-type="float">
            <text:p>0,5880917907</text:p>
          </table:table-cell>
          <table:table-cell office:value-type="float" office:value="0.002054794459" calcext:value-type="float">
            <text:p>0,0020547945</text:p>
          </table:table-cell>
          <table:table-cell table:style-name="ce1" office:value-type="float" office:value="0.00003261578604" calcext:value-type="float">
            <text:p>3,26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001" calcext:value-type="float">
            <text:p>16001</text:p>
          </table:table-cell>
          <table:table-cell office:value-type="float" office:value="1.156517386" calcext:value-type="float">
            <text:p>1,156517386</text:p>
          </table:table-cell>
          <table:table-cell office:value-type="float" office:value="0.5942806005" calcext:value-type="float">
            <text:p>0,5942806005</text:p>
          </table:table-cell>
          <table:table-cell office:value-type="float" office:value="0.00177648582" calcext:value-type="float">
            <text:p>0,0017764858</text:p>
          </table:table-cell>
          <table:table-cell table:style-name="ce1" office:value-type="float" office:value="0.00003229974027" calcext:value-type="float">
            <text:p>3,23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104" calcext:value-type="float">
            <text:p>16104</text:p>
          </table:table-cell>
          <table:table-cell office:value-type="float" office:value="1.113793373" calcext:value-type="float">
            <text:p>1,113793373</text:p>
          </table:table-cell>
          <table:table-cell office:value-type="float" office:value="0.5947058201" calcext:value-type="float">
            <text:p>0,5947058201</text:p>
          </table:table-cell>
          <table:table-cell office:value-type="float" office:value="0.0007060333737" calcext:value-type="float">
            <text:p>0,0007060334</text:p>
          </table:table-cell>
          <table:table-cell table:style-name="ce1" office:value-type="float" office:value="0.00006418485282" calcext:value-type="float">
            <text:p>6,42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146" calcext:value-type="float">
            <text:p>16146</text:p>
          </table:table-cell>
          <table:table-cell office:value-type="float" office:value="1.018149972" calcext:value-type="float">
            <text:p>1,018149972</text:p>
          </table:table-cell>
          <table:table-cell office:value-type="float" office:value="0.5960586071" calcext:value-type="float">
            <text:p>0,5960586071</text:p>
          </table:table-cell>
          <table:table-cell office:value-type="float" office:value="0.0003840983263" calcext:value-type="float">
            <text:p>0,0003840983</text:p>
          </table:table-cell>
          <table:table-cell table:style-name="ce1" office:value-type="float" office:value="0.00006401638529" calcext:value-type="float">
            <text:p>6,40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191" calcext:value-type="float">
            <text:p>16191</text:p>
          </table:table-cell>
          <table:table-cell office:value-type="float" office:value="1.080403566" calcext:value-type="float">
            <text:p>1,080403566</text:p>
          </table:table-cell>
          <table:table-cell office:value-type="float" office:value="0.5964670777" calcext:value-type="float">
            <text:p>0,5964670777</text:p>
          </table:table-cell>
          <table:table-cell office:value-type="float" office:value="0.0009256599587" calcext:value-type="float">
            <text:p>0,00092566</text:p>
          </table:table-cell>
          <table:table-cell table:style-name="ce1" office:value-type="float" office:value="0.00003191930955" calcext:value-type="float">
            <text:p>3,19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253" calcext:value-type="float">
            <text:p>16253</text:p>
          </table:table-cell>
          <table:table-cell office:value-type="float" office:value="1.353149295" calcext:value-type="float">
            <text:p>1,353149295</text:p>
          </table:table-cell>
          <table:table-cell office:value-type="float" office:value="0.5961798429" calcext:value-type="float">
            <text:p>0,5961798429</text:p>
          </table:table-cell>
          <table:table-cell office:value-type="float" office:value="0.001589825144" calcext:value-type="float">
            <text:p>0,0015898251</text:p>
          </table:table-cell>
          <table:table-cell table:style-name="ce1" office:value-type="float" office:value="0.0000317965023" calcext:value-type="float">
            <text:p>3,18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407" calcext:value-type="float">
            <text:p>16407</text:p>
          </table:table-cell>
          <table:table-cell office:value-type="float" office:value="1.026217818" calcext:value-type="float">
            <text:p>1,026217818</text:p>
          </table:table-cell>
          <table:table-cell office:value-type="float" office:value="0.5966097116" calcext:value-type="float">
            <text:p>0,5966097116</text:p>
          </table:table-cell>
          <table:table-cell office:value-type="float" office:value="0.0002834467159" calcext:value-type="float">
            <text:p>0,0002834467</text:p>
          </table:table-cell>
          <table:table-cell table:style-name="ce1" office:value-type="float" office:value="0.00003149408076" calcext:value-type="float">
            <text:p>3,15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440" calcext:value-type="float">
            <text:p>16440</text:p>
          </table:table-cell>
          <table:table-cell office:value-type="float" office:value="1.131277442" calcext:value-type="float">
            <text:p>1,131277442</text:p>
          </table:table-cell>
          <table:table-cell office:value-type="float" office:value="0.5998532772" calcext:value-type="float">
            <text:p>0,5998532772</text:p>
          </table:table-cell>
          <table:table-cell office:value-type="float" office:value="0.0006914542755" calcext:value-type="float">
            <text:p>0,0006914543</text:p>
          </table:table-cell>
          <table:table-cell table:style-name="ce1" office:value-type="float" office:value="0.00003142973947" calcext:value-type="float">
            <text:p>3,14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529" calcext:value-type="float">
            <text:p>16529</text:p>
          </table:table-cell>
          <table:table-cell office:value-type="float" office:value="1.286898613" calcext:value-type="float">
            <text:p>1,286898613</text:p>
          </table:table-cell>
          <table:table-cell office:value-type="float" office:value="0.594306767" calcext:value-type="float">
            <text:p>0,594306767</text:p>
          </table:table-cell>
          <table:table-cell office:value-type="float" office:value="0.000437595736" calcext:value-type="float">
            <text:p>0,0004375957</text:p>
          </table:table-cell>
          <table:table-cell table:style-name="ce1" office:value-type="float" office:value="0.00003125683725" calcext:value-type="float">
            <text:p>3,13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348246096" calcext:value-type="float">
            <text:p>1,1348246096</text:p>
          </table:table-cell>
          <table:table-cell table:formula="of:=AVERAGE([.D2:.D11])" office:value-type="float" office:value="0.59341346024" calcext:value-type="float">
            <text:p>0,5934134602</text:p>
          </table:table-cell>
          <table:table-cell table:formula="of:=AVERAGE([.E2:.E11])" office:value-type="float" office:value="0.00100608402861" calcext:value-type="float">
            <text:p>0,001006084</text:p>
          </table:table-cell>
          <table:table-cell table:formula="of:=AVERAGE([.F2:.F11])" office:value-type="float" office:value="0.000051472222185" calcext:value-type="float">
            <text:p>5,1472222185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31T20:51:29.080323999</dc:date>
    <meta:document-statistic meta:table-count="1" meta:cell-count="70" meta:object-count="0"/>
    <meta:generator>LibreOffice/4.1.4.2$Linux_X86_64 LibreOffice_project/410m0$Build-2</meta:generator>
  </office:meta>
</office:document-meta>
</file>